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1st We Take Manhattan…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table:style-name="ce15"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0:35:00.750532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14T20:35:29.085585280</dc:date>
    <meta:editing-duration>P12DT14H1M20S</meta:editing-duration>
    <meta:editing-cycles>300</meta:editing-cycles>
    <meta:generator>LibreOffice/6.4.6.2$Linux_X86_64 LibreOffice_project/40$Build-2</meta:generator>
    <meta:document-statistic meta:table-count="2" meta:cell-count="155" meta:object-count="0"/>
  </office:meta>
</office:document-meta>
</file>